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6c370"/>
    </style:style>
    <style:style style:name="P3" style:family="paragraph" style:parent-style-name="Standard">
      <style:text-properties officeooo:rsid="0016c370" officeooo:paragraph-rsid="0016c370" fo:background-color="transparent"/>
    </style:style>
    <style:style style:name="P4" style:family="paragraph" style:parent-style-name="Standard">
      <style:text-properties style:font-name="Liberation Serif" fo:font-size="12pt" officeooo:paragraph-rsid="001a6424" style:font-size-asian="12pt" style:font-size-complex="12pt"/>
    </style:style>
    <style:style style:name="P5" style:family="paragraph" style:parent-style-name="Text_20_body">
      <style:text-properties officeooo:rsid="0018c920" officeooo:paragraph-rsid="0018c920"/>
    </style:style>
    <style:style style:name="P6" style:family="paragraph" style:parent-style-name="Text_20_body">
      <style:text-properties officeooo:paragraph-rsid="0018c920"/>
    </style:style>
    <style:style style:name="P7" style:family="paragraph" style:parent-style-name="Text_20_body">
      <style:text-properties officeooo:paragraph-rsid="001a6424"/>
    </style:style>
    <style:style style:name="P8" style:family="paragraph" style:parent-style-name="Text_20_body">
      <style:text-properties style:font-name="Liberation Serif" fo:font-size="12pt" officeooo:rsid="001b6d1c" officeooo:paragraph-rsid="001b6d1c" style:font-size-asian="12pt" style:font-size-complex="12pt"/>
    </style:style>
    <style:style style:name="P9" style:family="paragraph" style:parent-style-name="Text_20_body">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e6f3e" officeooo:paragraph-rsid="001e6f3e" style:text-blinking="false" fo:background-color="#fcfcfc" style:font-size-asian="12pt" style:font-size-complex="12pt"/>
    </style:style>
    <style:style style:name="P10" style:family="paragraph" style:parent-style-name="Text_20_body">
      <style:text-properties officeooo:rsid="0030cdbb" officeooo:paragraph-rsid="0030cdbb"/>
    </style:style>
    <style:style style:name="P11" style:family="paragraph" style:parent-style-name="Text_20_body">
      <style:text-properties officeooo:paragraph-rsid="00214311"/>
    </style:style>
    <style:style style:name="P12" style:family="paragraph" style:parent-style-name="Text_20_body">
      <style:text-properties officeooo:paragraph-rsid="00367c58"/>
    </style:style>
    <style:style style:name="P13" style:family="paragraph" style:parent-style-name="Text_20_body">
      <style:text-properties officeooo:paragraph-rsid="003a7786"/>
    </style:style>
    <style:style style:name="P14" style:family="paragraph" style:parent-style-name="Text_20_body">
      <style:text-properties officeooo:paragraph-rsid="003d7855"/>
    </style:style>
    <style:style style:name="P15" style:family="paragraph" style:parent-style-name="Text_20_body">
      <style:text-properties officeooo:paragraph-rsid="00402fa1"/>
    </style:style>
    <style:style style:name="P16" style:family="paragraph" style:parent-style-name="Text_20_body">
      <style:text-properties officeooo:rsid="004e51a1" officeooo:paragraph-rsid="004e51a1"/>
    </style:style>
    <style:style style:name="P17" style:family="paragraph" style:parent-style-name="Text_20_body">
      <style:text-properties officeooo:paragraph-rsid="001c0a57"/>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3">
      <style:paragraph-properties>
        <style:tab-stops>
          <style:tab-stop style:position="17.59cm" style:type="right" style:leader-style="dotted" style:leader-text="."/>
        </style:tab-stops>
      </style:paragraph-properties>
    </style:style>
    <style:style style:name="P21" style:family="paragraph" style:parent-style-name="Standard">
      <style:paragraph-properties fo:break-before="page"/>
      <style:text-properties officeooo:rsid="0016c370" officeooo:paragraph-rsid="0016c370"/>
    </style:style>
    <style:style style:name="P22" style:family="paragraph" style:parent-style-name="Text_20_body" style:master-page-name="">
      <loext:graphic-properties draw:fill="none"/>
      <style:paragraph-properties fo:margin-left="0cm" fo:margin-right="-0.3cm" fo:margin-top="0cm" fo:margin-bottom="0.247cm" loext:contextual-spacing="false" fo:line-height="115%" fo:text-indent="0.3cm" style:auto-text-indent="false" style:page-number="auto" fo:background-color="transparent"/>
      <style:text-properties officeooo:paragraph-rsid="003ca8fd"/>
    </style:style>
    <style:style style:name="P23" style:family="paragraph" style:parent-style-name="Text_20_body_20_indent">
      <style:text-properties officeooo:paragraph-rsid="0041d021"/>
    </style:style>
    <style:style style:name="P24" style:family="paragraph" style:parent-style-name="Title">
      <style:text-properties officeooo:paragraph-rsid="0043d579"/>
    </style:style>
    <style:style style:name="P25" style:family="paragraph" style:parent-style-name="Title" style:master-page-name="First_20_Page">
      <style:paragraph-properties style:page-number="auto"/>
    </style:style>
    <style:style style:name="P26" style:family="paragraph" style:parent-style-name="Heading_20_1">
      <style:paragraph-properties fo:text-align="center" style:justify-single-word="false"/>
    </style:style>
    <style:style style:name="P27" style:family="paragraph" style:parent-style-name="Heading_20_1">
      <style:text-properties officeooo:rsid="0030cdbb" officeooo:paragraph-rsid="0030cdbb"/>
    </style:style>
    <style:style style:name="P28" style:family="paragraph" style:parent-style-name="Heading_20_1">
      <style:text-properties officeooo:rsid="00402fa1" officeooo:paragraph-rsid="00402fa1"/>
    </style:style>
    <style:style style:name="P29" style:family="paragraph" style:parent-style-name="Heading_20_1">
      <style:text-properties officeooo:paragraph-rsid="001c0a57"/>
    </style:style>
    <style:style style:name="P30" style:family="paragraph" style:parent-style-name="Heading_20_1">
      <style:text-properties style:font-name="Liberation Sans" fo:font-size="18.2000007629395pt" style:text-underline-style="solid" style:text-underline-type="double" style:text-underline-width="auto" style:text-underline-color="font-color" fo:font-weight="bold" officeooo:rsid="004e51a1" officeooo:paragraph-rsid="004e51a1" style:font-name-asian="Microsoft YaHei" style:font-size-asian="18.2000007629395pt" style:font-weight-asian="bold" style:font-name-complex="Arial" style:font-size-complex="18.2000007629395pt" style:font-weight-complex="bold"/>
    </style:style>
    <style:style style:name="P31" style:family="paragraph" style:parent-style-name="Heading_20_1">
      <style:paragraph-properties fo:break-before="page"/>
      <style:text-properties style:font-name="Liberation Sans" fo:font-size="18.2000007629395pt" style:text-underline-style="solid" style:text-underline-type="double" style:text-underline-width="auto" style:text-underline-color="font-color" fo:font-weight="bold" officeooo:rsid="0030cdbb" officeooo:paragraph-rsid="0030cdbb" style:font-name-asian="Microsoft YaHei" style:font-size-asian="18.2000007629395pt" style:font-weight-asian="bold" style:font-name-complex="Arial" style:font-size-complex="18.2000007629395pt" style:font-weight-complex="bold"/>
    </style:style>
    <style:style style:name="P32" style:family="paragraph" style:parent-style-name="Heading_20_2">
      <style:text-properties officeooo:rsid="0030cdbb" officeooo:paragraph-rsid="0030cdbb"/>
    </style:style>
    <style:style style:name="P33" style:family="paragraph" style:parent-style-name="Heading_20_2">
      <style:text-properties officeooo:rsid="001bcf02" officeooo:paragraph-rsid="001bcf02"/>
    </style:style>
    <style:style style:name="P34" style:family="paragraph" style:parent-style-name="Heading_20_2">
      <style:text-properties officeooo:rsid="00324cec" officeooo:paragraph-rsid="00324cec"/>
    </style:style>
    <style:style style:name="P35" style:family="paragraph" style:parent-style-name="Heading_20_2">
      <style:text-properties officeooo:rsid="001cc80f" officeooo:paragraph-rsid="001cc80f"/>
    </style:style>
    <style:style style:name="P36" style:family="paragraph" style:parent-style-name="Heading_20_2">
      <style:text-properties officeooo:rsid="00214311" officeooo:paragraph-rsid="00214311"/>
    </style:style>
    <style:style style:name="P37" style:family="paragraph" style:parent-style-name="Heading_20_3">
      <style:text-properties officeooo:rsid="00324cec" officeooo:paragraph-rsid="00324cec"/>
    </style:style>
    <style:style style:name="P38" style:family="paragraph" style:parent-style-name="List_20_Indent" style:list-style-name="L1"/>
    <style:style style:name="P39" style:family="paragraph" style:parent-style-name="List_20_Indent" style:list-style-name="L1">
      <style:text-properties officeooo:paragraph-rsid="0037d237"/>
    </style:style>
    <style:style style:name="P40" style:family="paragraph" style:parent-style-name="List_20_Indent" style:list-style-name="L1">
      <style:text-properties officeooo:paragraph-rsid="0039009a"/>
    </style:style>
    <style:style style:name="P41" style:family="paragraph" style:parent-style-name="List_20_Indent" style:list-style-name="L1">
      <style:paragraph-properties fo:margin-left="0cm" fo:margin-right="0cm" fo:text-indent="0cm" style:auto-text-indent="false"/>
      <style:text-properties officeooo:rsid="0039d92d" officeooo:paragraph-rsid="0039d92d"/>
    </style:style>
    <style:style style:name="P42" style:family="paragraph" style:parent-style-name="Standard" style:list-style-name="L3">
      <style:text-properties officeooo:paragraph-rsid="001a6424"/>
    </style:style>
    <style:style style:name="P43" style:family="paragraph" style:parent-style-name="Standard" style:list-style-name="L5">
      <style:text-properties officeooo:paragraph-rsid="00538081" fo:background-color="#ffffa6"/>
    </style:style>
    <style:style style:name="P44" style:family="paragraph" style:parent-style-name="Standard" style:list-style-name="L5">
      <style:text-properties officeooo:rsid="00538081" officeooo:paragraph-rsid="00538081" fo:background-color="#ffffa6"/>
    </style:style>
    <style:style style:name="P45" style:family="paragraph" style:parent-style-name="Standard" style:list-style-name="L5">
      <style:text-properties fo:color="#000000" style:font-name="Courier New" fo:font-size="10pt" officeooo:rsid="00538081" officeooo:paragraph-rsid="00538081" fo:background-color="#ffffa6" style:font-size-asian="10pt"/>
    </style:style>
    <style:style style:name="P46" style:family="paragraph" style:parent-style-name="Text_20_body" style:list-style-name="L2">
      <style:text-properties officeooo:rsid="0018c920" officeooo:paragraph-rsid="0018c920"/>
    </style:style>
    <style:style style:name="P47" style:family="paragraph" style:parent-style-name="Text_20_body" style:list-style-name="L2">
      <style:text-properties fo:color="#dddddd" officeooo:paragraph-rsid="0018c920"/>
    </style:style>
    <style:style style:name="P48" style:family="paragraph" style:parent-style-name="Text_20_body" style:list-style-name="L3">
      <style:text-properties officeooo:paragraph-rsid="0018c920"/>
    </style:style>
    <style:style style:name="P49" style:family="paragraph" style:parent-style-name="Text_20_body" style:list-style-name="L3">
      <style:text-properties officeooo:paragraph-rsid="001a6424"/>
    </style:style>
    <style:style style:name="P50" style:family="paragraph" style:parent-style-name="Text_20_body">
      <style:text-properties fo:font-style="italic" officeooo:rsid="0041d021" officeooo:paragraph-rsid="0041d021" style:font-style-asian="italic" style:font-style-complex="italic"/>
    </style:style>
    <style:style style:name="P51" style:family="paragraph" style:parent-style-name="Text_20_body" style:list-style-name="L5">
      <style:text-properties officeooo:paragraph-rsid="004e51a1"/>
    </style:style>
    <style:style style:name="P52" style:family="paragraph" style:parent-style-name="Text_20_body" style:list-style-name="L5">
      <style:text-properties officeooo:rsid="0051c3a6" officeooo:paragraph-rsid="0051c3a6"/>
    </style:style>
    <style:style style:name="P53" style:family="paragraph" style:parent-style-name="Text_20_body" style:list-style-name="L5">
      <style:paragraph-properties fo:text-align="justify" style:justify-single-word="false"/>
      <style:text-properties officeooo:paragraph-rsid="0051c3a6"/>
    </style:style>
    <style:style style:name="P54" style:family="paragraph" style:parent-style-name="Text_20_body" style:list-style-name="L5">
      <style:paragraph-properties fo:text-align="start" style:justify-single-word="false"/>
      <style:text-properties officeooo:rsid="0051c3a6" officeooo:paragraph-rsid="0051c3a6" fo:background-color="#ffffa6"/>
    </style:style>
    <style:style style:name="P55" style:family="paragraph" style:parent-style-name="Text_20_body" style:list-style-name="L5">
      <style:text-properties officeooo:rsid="0051c3a6" officeooo:paragraph-rsid="0051c3a6" fo:background-color="#ffffa6"/>
    </style:style>
    <style:style style:name="P56" style:family="paragraph" style:parent-style-name="Text_20_body" style:list-style-name="L5">
      <style:paragraph-properties fo:text-align="start" style:justify-single-word="false"/>
      <style:text-properties officeooo:paragraph-rsid="00538081" fo:background-color="#ffffa6"/>
    </style:style>
    <style:style style:name="P57" style:family="paragraph" style:parent-style-name="Text_20_body" style:list-style-name="L5">
      <style:text-properties fo:color="#000000" officeooo:rsid="00538081" officeooo:paragraph-rsid="00538081" fo:background-color="#ffffa6"/>
    </style:style>
    <style:style style:name="P58" style:family="paragraph" style:parent-style-name="Text_20_body_20_indent" style:list-style-name="L4">
      <style:text-properties officeooo:paragraph-rsid="004b74e8"/>
    </style:style>
    <style:style style:name="P59" style:family="paragraph" style:parent-style-name="Text_20_body_20_indent" style:list-style-name="L4">
      <style:text-properties officeooo:rsid="004b74e8" officeooo:paragraph-rsid="004b74e8"/>
    </style:style>
    <style:style style:name="P60" style:family="paragraph" style:parent-style-name="Text_20_body_20_indent" style:list-style-name="L4">
      <style:text-properties officeooo:rsid="004c72c7" officeooo:paragraph-rsid="004c72c7"/>
    </style:style>
    <style:style style:name="T1" style:family="text">
      <style:text-properties officeooo:rsid="0016c370"/>
    </style:style>
    <style:style style:name="T2" style:family="text">
      <style:text-properties officeooo:rsid="0016c370" fo:background-color="transparent" loext:char-shading-value="0"/>
    </style:style>
    <style:style style:name="T3" style:family="text">
      <style:text-properties style:font-name="Liberation Sans" fo:font-size="16.1000003814697pt" fo:font-weight="bold" officeooo:rsid="0017bdc2" style:font-name-asian="Microsoft YaHei" style:font-size-asian="16.1000003814697pt" style:font-weight-asian="bold" style:font-name-complex="Arial" style:font-size-complex="16.1000003814697pt" style:font-weight-complex="bold"/>
    </style:style>
    <style:style style:name="T4" style:family="text">
      <style:text-properties style:font-name="Liberation Sans" fo:font-size="18.2000007629395pt" style:text-underline-style="solid" style:text-underline-type="double" style:text-underline-width="auto" style:text-underline-color="font-color" fo:font-weight="bold" officeooo:rsid="001c0a57" style:font-name-asian="Microsoft YaHei" style:font-size-asian="18.2000007629395pt" style:font-weight-asian="bold" style:font-name-complex="Arial" style:font-size-complex="18.2000007629395pt" style:font-weight-complex="bold"/>
    </style:style>
    <style:style style:name="T5" style:family="text">
      <style:text-properties officeooo:rsid="0018c920"/>
    </style:style>
    <style:style style:name="T6" style:family="text">
      <style:text-properties fo:color="#000000"/>
    </style:style>
    <style:style style:name="T7" style:family="text">
      <style:text-properties fo:color="#000000" style:font-name="Liberation Serif" fo:font-size="12pt" officeooo:rsid="0018c920" style:font-size-asian="12pt" style:font-size-complex="12pt"/>
    </style:style>
    <style:style style:name="T8" style:family="text">
      <style:text-properties fo:color="#000000" style:font-name="Liberation Serif" fo:font-size="12pt" officeooo:rsid="001a6424" style:font-size-asian="12pt" style:font-size-complex="12pt"/>
    </style:style>
    <style:style style:name="T9" style:family="text">
      <style:text-properties fo:color="#000000" style:font-name="Courier New" fo:font-size="10pt" style:font-size-asian="10pt"/>
    </style:style>
    <style:style style:name="T10" style:family="text">
      <style:text-properties fo:color="#000000" style:font-name="Courier New" fo:font-size="10pt" officeooo:rsid="00538081" style:font-size-asian="10pt"/>
    </style:style>
    <style:style style:name="T11" style:family="text">
      <style:text-properties fo:color="#000000" officeooo:rsid="0051c3a6" fo:background-color="#ffffa6" loext:char-shading-value="0"/>
    </style:style>
    <style:style style:name="T12" style:family="text">
      <style:text-properties fo:color="#000000" officeooo:rsid="00538081"/>
    </style:style>
    <style:style style:name="T13" style:family="text">
      <style:text-properties officeooo:rsid="001a6424"/>
    </style:style>
    <style:style style:name="T14" style:family="text">
      <style:text-properties style:font-name="Liberation Serif" fo:font-size="12pt" officeooo:rsid="0018c920" style:font-size-asian="12pt" style:font-size-complex="12pt"/>
    </style:style>
    <style:style style:name="T15" style:family="text">
      <style:text-properties style:font-name="Liberation Serif" fo:font-size="12pt" officeooo:rsid="001a6424" style:font-size-asian="12pt" style:font-size-complex="12pt"/>
    </style:style>
    <style:style style:name="T16" style:family="text">
      <style:text-properties fo:font-size="12pt" officeooo:rsid="0018c920" style:font-size-asian="12pt" style:font-size-complex="12pt"/>
    </style:style>
    <style:style style:name="T17" style:family="text">
      <style:text-properties officeooo:rsid="001b6d1c"/>
    </style:style>
    <style:style style:name="T18" style:family="text">
      <style:text-properties officeooo:rsid="001c0a57"/>
    </style:style>
    <style:style style:name="T19" style:family="text">
      <style:text-properties officeooo:rsid="001cc80f"/>
    </style:style>
    <style:style style:name="T20"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cc80f" style:text-blinking="false" fo:background-color="#fcfcfc"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e6f3e" style:text-blinking="false" fo:background-color="#fcfcfc"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8c920" style:text-blinking="false" fo:background-color="#fcfcfc"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a6424" style:text-blinking="false" fo:background-color="#fcfcfc"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c0a57" style:text-blinking="false" fo:background-color="#fcfcfc"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3d7855" style:text-blinking="false" fo:background-color="#fcfcfc" loext:char-shading-value="0" style:font-size-asian="12pt" style:font-size-complex="12pt"/>
    </style:style>
    <style:style style:name="T26" style:family="text">
      <style:text-properties fo:font-variant="normal" fo:text-transform="none" style:use-window-font-color="true" style:text-line-through-style="none" style:text-line-through-type="none" fo:font-size="12pt" fo:letter-spacing="normal" fo:font-style="normal" style:text-underline-style="none" fo:font-weight="normal" officeooo:rsid="001cc80f" style:text-blinking="false" fo:background-color="#fcfcfc" loext:char-shading-value="0" style:font-size-asian="12pt" style:font-size-complex="12pt"/>
    </style:style>
    <style:style style:name="T27" style:family="text">
      <style:text-properties officeooo:rsid="00214311"/>
    </style:style>
    <style:style style:name="T28" style:family="text">
      <style:text-properties officeooo:rsid="0022d81b"/>
    </style:style>
    <style:style style:name="T29" style:family="text">
      <style:text-properties officeooo:rsid="0030cdbb"/>
    </style:style>
    <style:style style:name="T30" style:family="text">
      <style:text-properties officeooo:rsid="00349735"/>
    </style:style>
    <style:style style:name="T31" style:family="text">
      <style:text-properties fo:font-weight="bold" style:font-weight-asian="bold" style:font-weight-complex="bold"/>
    </style:style>
    <style:style style:name="T32" style:family="text">
      <style:text-properties fo:font-weight="bold" officeooo:rsid="00367c58" style:font-weight-asian="bold" style:font-weight-complex="bold"/>
    </style:style>
    <style:style style:name="T33" style:family="text">
      <style:text-properties fo:font-weight="bold" officeooo:rsid="004e51a1" style:font-weight-asian="bold" style:font-weight-complex="bold"/>
    </style:style>
    <style:style style:name="T34" style:family="text">
      <style:text-properties fo:font-weight="bold" officeooo:rsid="0051c3a6" style:font-weight-asian="bold" style:font-weight-complex="bold"/>
    </style:style>
    <style:style style:name="T35" style:family="text">
      <style:text-properties fo:font-weight="bold" officeooo:rsid="004d326b" style:font-weight-asian="bold" style:font-weight-complex="bold"/>
    </style:style>
    <style:style style:name="T36" style:family="text">
      <style:text-properties fo:font-weight="bold" officeooo:rsid="003a7786" style:font-weight-asian="bold" style:font-weight-complex="bold"/>
    </style:style>
    <style:style style:name="T37" style:family="text">
      <style:text-properties fo:font-weight="bold" officeooo:rsid="005466a3" style:font-weight-asian="bold" style:font-weight-complex="bold"/>
    </style:style>
    <style:style style:name="T38" style:family="text">
      <style:text-properties fo:font-weight="bold" officeooo:rsid="0039009a" style:font-weight-asian="bold" style:font-weight-complex="bold"/>
    </style:style>
    <style:style style:name="T39" style:family="text">
      <style:text-properties fo:font-weight="bold" officeooo:rsid="0039d92d" style:font-weight-asian="bold" style:font-weight-complex="bold"/>
    </style:style>
    <style:style style:name="T40" style:family="text">
      <style:text-properties officeooo:rsid="00367c58"/>
    </style:style>
    <style:style style:name="T41" style:family="text">
      <style:text-properties officeooo:rsid="0037d237"/>
    </style:style>
    <style:style style:name="T42" style:family="text">
      <style:text-properties fo:font-weight="normal" officeooo:rsid="0037d237" style:font-weight-asian="normal" style:font-weight-complex="normal"/>
    </style:style>
    <style:style style:name="T43" style:family="text">
      <style:text-properties officeooo:rsid="0039009a"/>
    </style:style>
    <style:style style:name="T44" style:family="text">
      <style:text-properties style:text-position="super 58%" officeooo:rsid="0039009a"/>
    </style:style>
    <style:style style:name="T45" style:family="text">
      <style:text-properties officeooo:rsid="0039d92d"/>
    </style:style>
    <style:style style:name="T46" style:family="text">
      <style:text-properties style:text-underline-style="solid" style:text-underline-width="auto" style:text-underline-color="font-color" officeooo:rsid="0039d92d"/>
    </style:style>
    <style:style style:name="T47" style:family="text">
      <style:text-properties style:text-underline-style="solid" style:text-underline-width="auto" style:text-underline-color="font-color" officeooo:rsid="0037d237"/>
    </style:style>
    <style:style style:name="T48" style:family="text">
      <style:text-properties style:text-underline-style="solid" style:text-underline-width="auto" style:text-underline-color="font-color" officeooo:rsid="0039009a"/>
    </style:style>
    <style:style style:name="T49" style:family="text">
      <style:text-properties officeooo:rsid="003a7786"/>
    </style:style>
    <style:style style:name="T50" style:family="text">
      <style:text-properties officeooo:rsid="003ca8fd"/>
    </style:style>
    <style:style style:name="T51" style:family="text">
      <style:text-properties style:use-window-font-color="true" officeooo:rsid="00214311"/>
    </style:style>
    <style:style style:name="T52" style:family="text">
      <style:text-properties style:use-window-font-color="true" officeooo:rsid="003ca8fd"/>
    </style:style>
    <style:style style:name="T53" style:family="text">
      <style:text-properties style:use-window-font-color="true" officeooo:rsid="0018c920"/>
    </style:style>
    <style:style style:name="T54" style:family="text">
      <style:text-properties style:use-window-font-color="true" fo:font-style="italic" officeooo:rsid="005466a3" style:font-style-asian="italic" style:font-style-complex="italic"/>
    </style:style>
    <style:style style:name="T55" style:family="text">
      <style:text-properties officeooo:rsid="003d7855"/>
    </style:style>
    <style:style style:name="T56" style:family="text">
      <style:text-properties officeooo:rsid="003dfb1c"/>
    </style:style>
    <style:style style:name="T57" style:family="text">
      <style:text-properties officeooo:rsid="003f11be"/>
    </style:style>
    <style:style style:name="T58" style:family="text">
      <style:text-properties officeooo:rsid="00402fa1"/>
    </style:style>
    <style:style style:name="T59" style:family="text">
      <style:text-properties officeooo:rsid="0041d021"/>
    </style:style>
    <style:style style:name="T60" style:family="text">
      <style:text-properties fo:font-style="italic" officeooo:rsid="0041d021" style:font-style-asian="italic" style:font-style-complex="italic"/>
    </style:style>
    <style:style style:name="T61" style:family="text">
      <style:text-properties officeooo:rsid="00452777"/>
    </style:style>
    <style:style style:name="T62" style:family="text">
      <style:text-properties officeooo:rsid="00479a0a"/>
    </style:style>
    <style:style style:name="T63" style:family="text">
      <style:text-properties fo:font-style="normal" style:font-style-asian="normal" style:font-style-complex="normal"/>
    </style:style>
    <style:style style:name="T64" style:family="text">
      <style:text-properties fo:font-style="normal" officeooo:rsid="00479a0a" style:font-style-asian="normal" style:font-style-complex="normal"/>
    </style:style>
    <style:style style:name="T65" style:family="text">
      <style:text-properties fo:font-style="normal" officeooo:rsid="004902ef" style:font-style-asian="normal" style:font-style-complex="normal"/>
    </style:style>
    <style:style style:name="T66" style:family="text">
      <style:text-properties fo:font-style="normal" officeooo:rsid="004b74e8" style:font-style-asian="normal" style:font-style-complex="normal"/>
    </style:style>
    <style:style style:name="T67" style:family="text">
      <style:text-properties fo:font-style="normal" officeooo:rsid="004c72c7" style:font-style-asian="normal" style:font-style-complex="normal"/>
    </style:style>
    <style:style style:name="T68" style:family="text">
      <style:text-properties officeooo:rsid="004d326b"/>
    </style:style>
    <style:style style:name="T69" style:family="text">
      <style:text-properties officeooo:rsid="004e51a1"/>
    </style:style>
    <style:style style:name="T70" style:family="text">
      <style:text-properties officeooo:rsid="004fe153"/>
    </style:style>
    <style:style style:name="T71" style:family="text">
      <style:text-properties officeooo:rsid="0051c3a6"/>
    </style:style>
    <style:style style:name="T72" style:family="text">
      <style:text-properties fo:color="#a020f0" style:font-name="Courier New" fo:font-size="10pt" style:font-size-asian="10pt"/>
    </style:style>
    <style:style style:name="T73" style:family="text">
      <style:text-properties officeooo:rsid="00538081"/>
    </style:style>
    <style:style style:name="T74" style:family="text">
      <style:text-properties officeooo:rsid="005466a3"/>
    </style:style>
    <style:style style:name="T75" style:family="text">
      <style:text-properties officeooo:rsid="0051c3a6" fo:background-color="#ffffa6" loext:char-shading-valu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
      <text:p text:style-name="P24"/>
      <text:p text:style-name="Title"><text:bookmark-start text:name="__RefHeading___Toc225_3877922839"/>ROI manager<text:bookmark-end text:name="__RefHeading___Toc225_3877922839"/></text:p>
      <text:p text:style-name="Title"><text:bookmark-start text:name="__RefHeading___Toc227_3877922839"/>User Guide<text:bookmark-end text:name="__RefHeading___Toc227_3877922839"/></text:p>
      <text:h text:style-name="P26" text:outline-level="1"/>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26_1639874009" text:style-name="Index_20_Link" text:visited-style-name="Index_20_Link">Description and main features<text:tab/>3</text:a></text:p>
          <text:p text:style-name="P18"><text:a xlink:type="simple" xlink:href="#__RefHeading___Toc229_3877922839" text:style-name="Index_20_Link" text:visited-style-name="Index_20_Link">Main variables<text:tab/>3</text:a></text:p>
          <text:p text:style-name="P19"><text:a xlink:type="simple" xlink:href="#__RefHeading___Toc231_3877922839" text:style-name="Index_20_Link" text:visited-style-name="Index_20_Link">ROIs<text:tab/>3</text:a></text:p>
          <text:p text:style-name="P19"><text:a xlink:type="simple" xlink:href="#__RefHeading___Toc233_3877922839" text:style-name="Index_20_Link" text:visited-style-name="Index_20_Link">Listeners<text:tab/>4</text:a></text:p>
          <text:p text:style-name="P18"><text:a xlink:type="simple" xlink:href="#__RefHeading___Toc106_1639874009" text:style-name="Index_20_Link" text:visited-style-name="Index_20_Link">ROI creation<text:tab/>4</text:a></text:p>
          <text:p text:style-name="P19"><text:a xlink:type="simple" xlink:href="#__RefHeading___Toc108_1639874009" text:style-name="Index_20_Link" text:visited-style-name="Index_20_Link">Target axes<text:tab/>4</text:a></text:p>
          <text:p text:style-name="P19"><text:a xlink:type="simple" xlink:href="#__RefHeading___Toc124_1639874009" text:style-name="Index_20_Link" text:visited-style-name="Index_20_Link">Creation of listeners<text:tab/>4</text:a></text:p>
          <text:p text:style-name="P19"><text:a xlink:type="simple" xlink:href="#__RefHeading___Toc128_1639874009" text:style-name="Index_20_Link" text:visited-style-name="Index_20_Link">Newly created ROIs<text:tab/>5</text:a></text:p>
          <text:p text:style-name="P19"><text:a xlink:type="simple" xlink:href="#__RefHeading___Toc235_3877922839" text:style-name="Index_20_Link" text:visited-style-name="Index_20_Link">Save and load ROIs<text:tab/>5</text:a></text:p>
          <text:p text:style-name="P20"><text:a xlink:type="simple" xlink:href="#__RefHeading___Toc237_3877922839" text:style-name="Index_20_Link" text:visited-style-name="Index_20_Link">Save ROIs<text:tab/>5</text:a></text:p>
          <text:p text:style-name="P20"><text:a xlink:type="simple" xlink:href="#__RefHeading___Toc239_3877922839" text:style-name="Index_20_Link" text:visited-style-name="Index_20_Link">Load ROIs<text:tab/>5</text:a></text:p>
          <text:p text:style-name="P18"><text:a xlink:type="simple" xlink:href="#__RefHeading___Toc271_3877922839" text:style-name="Index_20_Link" text:visited-style-name="Index_20_Link">Refresh axes list<text:tab/>6</text:a></text:p>
          <text:p text:style-name="P18"><text:a xlink:type="simple" xlink:href="#__RefHeading___Toc202_912243092" text:style-name="Index_20_Link" text:visited-style-name="Index_20_Link">Z-axes profiles<text:tab/>6</text:a></text:p>
          <text:p text:style-name="P19"><text:a xlink:type="simple" xlink:href="#__RefHeading___Toc204_912243092" text:style-name="Index_20_Link" text:visited-style-name="Index_20_Link">Source matrix<text:tab/>6</text:a></text:p>
          <text:p text:style-name="P19"><text:a xlink:type="simple" xlink:href="#__RefHeading___Toc206_912243092" text:style-name="Index_20_Link" text:visited-style-name="Index_20_Link">Isolation of points belonging to the ROI<text:tab/>6</text:a></text:p>
          <text:p text:style-name="P18"><text:a xlink:type="simple" xlink:href="#__RefHeading___Toc241_3877922839" text:style-name="Index_20_Link" text:visited-style-name="Index_20_Link">Multi-measure<text:tab/>7</text:a></text:p>
          <text:p text:style-name="P18"><text:a xlink:type="simple" xlink:href="#__RefHeading___Toc725_735454055" text:style-name="Index_20_Link" text:visited-style-name="Index_20_Link">How to design compatible Apps<text:tab/>7</text:a></text:p>
        </text:index-body>
      </text:table-of-content>
      <text:p text:style-name="Index_20_1"/>
      <text:h text:style-name="P31" text:outline-level="1"><text:bookmark-start text:name="__RefHeading___Toc126_1639874009"/>Description and main features<text:bookmark-end text:name="__RefHeading___Toc126_1639874009"/></text:h>
      <text:p text:style-name="P7"><text:span text:style-name="T13">This App allows to create, save and load ROI objects into Axes or UIAxes. ROI objects belong to a parent Axes or UIAxes, that is stored in the ‘Parent’ property, and can be assigned to a new Axes or UIAxes by </text:span><text:span text:style-name="T17">assigning the new Axes/UIAxes to its ‘Parent’ property. This App allows to perform measures on the image stored in the parent Axes/UIAxes; to do so, you can select the desired metrics from the ‘Set Measures’ tab, and then visualize the results in the table contained in the ‘Measure’ tab. Moreover, it is possible to plot the z-axis profile of 3-dimensional stacks or time series. Since a matrix with 3 or more dimensions cannot be plotted into an Axes/UIAxes object, a pointer to this ‘source stack’ has to be created and stored in the ‘UserData’ property of the ROI parent Axes/UIAxes (see below).</text:span></text:p>
      <text:p text:style-name="P7"><text:tab/></text:p>
      <text:h text:style-name="P27" text:outline-level="1"><text:bookmark-start text:name="__RefHeading___Toc229_3877922839"/>Main variables<text:bookmark-end text:name="__RefHeading___Toc229_3877922839"/></text:h>
      <text:p text:style-name="P10">A brief description of the app main properties and useful variables follows:</text:p>
      <text:h text:style-name="P32" text:outline-level="2"><text:bookmark-start text:name="__RefHeading___Toc231_3877922839"/>ROIs<text:bookmark-end text:name="__RefHeading___Toc231_3877922839"/></text:h>
      <text:p text:style-name="P12"><text:span text:style-name="T29">Roi objects </text:span><text:span text:style-name="T30">of the class </text:span><text:span text:style-name="Source_20_Text"><text:span text:style-name="T30">images.roi </text:span></text:span><text:span text:style-name="T30">interactively created by the user. </text:span><text:span text:style-name="T41">Up to now, the only available shapes are: rectangle, ellipse, polygon, freehand. </text:span><text:span text:style-name="T40">We distinguish between the newly created ROI, also called ‘temporary ROI’, and stored ROIs.</text:span></text:p>
      <text:list xml:id="list1251027730" text:style-name="L1">
        <text:list-item>
          <text:p text:style-name="P38"><text:span text:style-name="T32">app.newROI</text:span><text:span text:style-name="T40">. </text:span><text:span text:style-name="T41">Roi object created inside the drawROI function</text:span><text:span text:style-name="T40"> </text:span><text:span text:style-name="T41">called by pressing a button belonging to the ‘ROI shape’ panel. Can be discarded or stored into </text:span><text:span text:style-name="Source_20_Text"><text:span text:style-name="T41">app.storedROI</text:span></text:span><text:span text:style-name="T41">. </text:span></text:p>
        </text:list-item>
        <text:list-item>
          <text:p text:style-name="P38"><text:span text:style-name="T31">app.temporaryListeners. </text:span><text:span text:style-name="T42">Array of listeners (see below) associated to </text:span><text:span text:style-name="Source_20_Text"><text:span text:style-name="T42">app.newROI</text:span></text:span><text:span text:style-name="T42">, created inside the drawROI funtion.</text:span></text:p>
        </text:list-item>
        <text:list-item>
          <text:p text:style-name="P38"><text:span text:style-name="T31">app.storedROI</text:span>. <text:span text:style-name="T41">Array of structures with fields ‘roi’, ‘class’, ‘position’ and ‘listeners’; the n-th element is a structure relative to the n-th stored ROI. </text:span></text:p>
          <text:list>
            <text:list-item>
              <text:p text:style-name="P39"><text:span text:style-name="T46">r</text:span><text:span text:style-name="T47">oi</text:span><text:span text:style-name="T41">. </text:span><text:span text:style-name="T74">ROI</text:span><text:span text:style-name="T41"> object itself.</text:span></text:p>
            </text:list-item>
            <text:list-item>
              <text:p text:style-name="P39"><text:span text:style-name="T46">c</text:span><text:span text:style-name="T47">lass</text:span><text:span text:style-name="T41">. </text:span><text:span text:style-name="T43">T</text:span><text:span text:style-name="T41">he </text:span><text:span text:style-name="T74">ROI</text:span><text:span text:style-name="T41"> class (up to now: rectangle, ellipse, polygon of freehand).</text:span></text:p>
            </text:list-item>
            <text:list-item>
              <text:p text:style-name="P39"><text:span text:style-name="T46">p</text:span><text:span text:style-name="T47">osition</text:span><text:span text:style-name="T41">. </text:span><text:span text:style-name="T43">A</text:span><text:span text:style-name="T41"> structure whose fields depends on class </text:span><text:span text:style-name="T43">(</text:span><text:span text:style-name="T41"> </text:span><text:span text:style-name="T43">rectangle → ‘Position’ and ‘RotationAngle’; ellypse → ‘Center’, ‘RotationAngle’ and ‘SemiAxes’; polygon → ‘Position’; freehand → ‘Closed’, ‘Position’). </text:span></text:p>
            </text:list-item>
            <text:list-item>
              <text:p text:style-name="P40"><text:span text:style-name="T46">l</text:span><text:span text:style-name="T48">isteners</text:span><text:span text:style-name="T43">. An array of </text:span><text:span text:style-name="T68">2</text:span><text:span text:style-name="T43"> listeners </text:span><text:span text:style-name="T49">(see below)</text:span><text:span text:style-name="T43">. </text:span></text:p>
            </text:list-item>
          </text:list>
          <text:p text:style-name="P41"><text:soft-page-break/>‘class’ and ‘position’ fields act a sort of backup: a ROI can be deleted by external processed (e.g. whenever its parent axes is cleared with the command cla). However, if its class and a list of “useful properties” are available, it is possible to re-draw the ROI programmatically. This strategy is used to prevent ROIs from beeing lost when their parent axes is cleared, as well as for saving and loading a set of ROIs without the need to save any object at all (which is not recommended). </text:p>
        </text:list-item>
      </text:list>
      <text:h text:style-name="P32" text:outline-level="2"><text:bookmark-start text:name="__RefHeading___Toc233_3877922839"/>Listeners<text:bookmark-end text:name="__RefHeading___Toc233_3877922839"/></text:h>
      <text:p text:style-name="P13"><text:span text:style-name="T49">A set of </text:span><text:span text:style-name="T35">2</text:span><text:span text:style-name="T36"> listeners</text:span><text:span text:style-name="T49"> is </text:span><text:span text:style-name="T36">associated to every ROI</text:span><text:span text:style-name="T49"> and saved in a </text:span><text:span text:style-name="T68">2</text:span><text:span text:style-name="T49">-element array </text:span><text:span text:style-name="T68">(</text:span><text:span text:style-name="T49">either the property app.temporaryListeners for app.newROI, or the field ‘listeners’ of app.storedROI structure for stored ROIs). </text:span><text:span text:style-name="T43">The 1</text:span><text:span text:style-name="T44">st</text:span><text:span text:style-name="T43"> </text:span><text:span text:style-name="T49">element</text:span><text:span text:style-name="T43"> is a ‘MovingROI’ listener to dynamically update the z-axis profile when the selected ROI is moved or reshaped. The 2</text:span><text:span text:style-name="T44">nd</text:span><text:span text:style-name="T43"> </text:span><text:span text:style-name="T49">element</text:span><text:span text:style-name="T43"> is a ‘DeletingROI’ listener which calls the </text:span><text:span text:style-name="Source_20_Text"><text:span text:style-name="T43">roiDeleting</text:span></text:span><text:span text:style-name="T43"> function. </text:span><text:span text:style-name="T74">There is also </text:span><text:span text:style-name="T37">a </text:span><text:span text:style-name="T38">listener to the ‘UserData’ property </text:span><text:span text:style-name="T39">of the </text:span><text:span text:style-name="T37">currently selected</text:span><text:span text:style-name="T39"> axes</text:span><text:span text:style-name="T45"> </text:span><text:span text:style-name="T74">and it is stored in </text:span><text:span text:style-name="Source_20_Text"><text:span text:style-name="T74">app.sourceListener</text:span></text:span><text:span text:style-name="T45">. Since axes ‘UserData’ property must store the source image stack (see below), this callback dynamically refreshes the source stack whenever it changes.</text:span></text:p>
      <text:h text:style-name="Heading_20_1" text:outline-level="1"><text:bookmark-start text:name="__RefHeading___Toc106_1639874009"/><text:span text:style-name="T1">ROI c</text:span>reation<text:bookmark-end text:name="__RefHeading___Toc106_1639874009"/></text:h>
      <text:p text:style-name="P2"><text:span text:style-name="T1">ROIs are created with the function </text:span><text:span text:style-name="T2">drawROI, that is called from the callbacks of the buttons belonging to the “ROI shape” panel.</text:span></text:p>
      <text:p text:style-name="P3"/>
      <text:h text:style-name="Heading_20_2" text:outline-level="2"><text:bookmark-start text:name="__RefHeading___Toc108_1639874009"/><text:span text:style-name="T3">Target</text:span> axes<text:bookmark-end text:name="__RefHeading___Toc108_1639874009"/></text:h>
      <text:p text:style-name="P5">The first step for creating a ROI is to choose a target axes, and it depends on the selected option in the “Target Axes” panel.</text:p>
      <text:list xml:id="list3563537773" text:style-name="L2">
        <text:list-item>
          <text:p text:style-name="P46">If “Parent figure” round button is selected, then the target axes is the axes selected with the axesDropDown graphic element <text:span text:style-name="T58">(for more details on the available axes, see below).</text:span></text:p>
        </text:list-item>
        <text:list-item>
          <text:p text:style-name="P47"><text:span text:style-name="T53">If “Free mode” is selected</text:span><text:span text:style-name="T5"> </text:span><text:span text:style-name="T54">More details coming soon...</text:span></text:p>
        </text:list-item>
      </text:list>
      <text:p text:style-name="P6"/>
      <text:h text:style-name="Heading_20_2" text:outline-level="2"><text:bookmark-start text:name="__RefHeading___Toc124_1639874009"/>Creation of listeners<text:bookmark-end text:name="__RefHeading___Toc124_1639874009"/></text:h>
      <text:p text:style-name="P5">Right after a ROI is drawn, is it stored in the property “newROI” and three listeners are created and assigned to the UserData property of newROI, so that UserData becomes an array of listeners.</text:p>
      <text:list xml:id="list3014495202" text:style-name="L3">
        <text:list-item>
          <text:p text:style-name="P48"><text:span text:style-name="T5">newROI.UserData(1) is a listener to the property ‘Position’ of the roi itself. When Position changes (i.e. when the ROI is moved</text:span><text:span text:style-name="T16">/reshaped) the function </text:span><text:span text:style-name="T7">zProfile(app,src,ev) is called, </text:span><text:span text:style-name="T8">to </text:span><text:soft-page-break/><text:span text:style-name="T8">dynamically update the z-profile. The argument src is the ROI object itself, while ev is the event that triggered the listener (i.e. the </text:span><text:span text:style-name="T7">reshaping</text:span><text:span text:style-name="T8">/moving action).</text:span></text:p>
        </text:list-item>
        <text:list-item>
          <text:p text:style-name="P49"><text:span text:style-name="T5">newROI.UserData(</text:span><text:span text:style-name="T13">2</text:span><text:span text:style-name="T5">) is a listener to the </text:span><text:span text:style-name="T13">event</text:span><text:span text:style-name="T5"> ‘</text:span><text:span text:style-name="T13">DeletingROI</text:span><text:span text:style-name="T5">’. </text:span><text:span text:style-name="T13">When a user interactively deletes a ROI, the function</text:span><text:span text:style-name="T5"> </text:span><text:span text:style-name="T7">roiDeleting(app,src,ev) is called.</text:span></text:p>
        </text:list-item>
        <text:list-item>
          <text:p text:style-name="P42"><text:span text:style-name="T14">newROI.UserData(</text:span><text:span text:style-name="T15">3</text:span><text:span text:style-name="T14">) </text:span><text:span text:style-name="T15">is a listener to the property ‘UserData’ of the ROI parent Axes. When UserData propertyof the axes is changed (i.e. the data source for the z-profile), then the function refreshSource(app,tmp) is called, to update the z-profile. The argument tmp is the ROI object itself.</text:span></text:p>
        </text:list-item>
      </text:list>
      <text:p text:style-name="P4"/>
      <text:h text:style-name="P33" text:outline-level="2"><text:bookmark-start text:name="__RefHeading___Toc128_1639874009"/>Newly created ROIs<text:bookmark-end text:name="__RefHeading___Toc128_1639874009"/></text:h>
      <text:p text:style-name="P8">A newly created ROI is saved in the newROI property of the app and automatically selected. You can discard it, or store it by appending it to the storedROI property (an array of ROI objects). If you draw a new ROI, you overwrite the property newROI so that unsaved temporary ROIs are lost. </text:p>
      <text:p text:style-name="P8"/>
      <text:h text:style-name="P34" text:outline-level="2"><text:bookmark-start text:name="__RefHeading___Toc235_3877922839"/>Save and load ROIs<text:bookmark-end text:name="__RefHeading___Toc235_3877922839"/></text:h>
      <text:p text:style-name="Text_20_body">Stored ROIs can be saved, and saved ROIs can be loaded.</text:p>
      <text:h text:style-name="Heading_20_3" text:outline-level="3"><text:bookmark-start text:name="__RefHeading___Toc237_3877922839"/>Save ROIs<text:bookmark-end text:name="__RefHeading___Toc237_3877922839"/></text:h>
      <text:p text:style-name="P23">To save <text:span text:style-name="T62">the </text:span>selected ROIs <text:span text:style-name="T64">just press the button with the ‘save’ icon and select a destination folder and file name. The saved </text:span><text:span text:style-name="Source_20_Text"><text:span text:style-name="T64">.mat</text:span></text:span><text:span text:style-name="T64"> file will contain a </text:span><text:span text:style-name="T66">copy of two fields</text:span><text:span text:style-name="T64"> of </text:span><text:span text:style-name="Source_20_Text"><text:span text:style-name="T64">app.storedROIs</text:span></text:span><text:span text:style-name="T64">: </text:span><text:span text:style-name="Source_20_Text"><text:span text:style-name="T64">class</text:span></text:span><text:span text:style-name="T64"> and </text:span><text:span text:style-name="Source_20_Text"><text:span text:style-name="T64">posizion</text:span></text:span><text:span text:style-name="T64">. They are sufficient to re-draw the ROIs programmatically.. </text:span><text:span text:style-name="T66">It will also contain the field </text:span><text:span text:style-name="Source_20_Text"><text:span text:style-name="T66">name</text:span></text:span><text:span text:style-name="T66">.</text:span></text:p>
      <text:h text:style-name="P37" text:outline-level="3"><text:bookmark-start text:name="__RefHeading___Toc239_3877922839"/>Load ROIs<text:bookmark-end text:name="__RefHeading___Toc239_3877922839"/></text:h>
      <text:p text:style-name="P23">To load saved ROIs <text:span text:style-name="T64">just press the button with the ‘load’ icon and select </text:span><text:span text:style-name="T65">the appropriate .mat file. ROIs are re-built with the following steps:</text:span></text:p>
      <text:list xml:id="list3394192959" text:style-name="L4">
        <text:list-item>
          <text:p text:style-name="P58"><text:span text:style-name="T65">A</text:span><text:span text:style-name="T66">ppend the loaded ROIs to the </text:span><text:span text:style-name="Source_20_Text"><text:span text:style-name="T66">app.sotredROIs</text:span></text:span><text:span text:style-name="T66"> structure, assigning empty placeholders to the fields </text:span><text:span text:style-name="Source_20_Text"><text:span text:style-name="T66">roi</text:span></text:span><text:span text:style-name="T66"> and </text:span><text:span text:style-name="Source_20_Text"><text:span text:style-name="T66">listeners.</text:span></text:span></text:p>
        </text:list-item>
        <text:list-item>
          <text:p text:style-name="P59"><text:span text:style-name="T63">Append the loaded ROIs names </text:span><text:span text:style-name="T67">to the listbox.</text:span></text:p>
        </text:list-item>
        <text:list-item>
          <text:p text:style-name="P60"><text:span text:style-name="T67">C</text:span><text:span text:style-name="T63">all the function refreshROI(app) to draw the ROI objects into the selected axes and to create their listeners.</text:span></text:p>
        </text:list-item>
      </text:list>
      <text:p text:style-name="P8"/>
      <text:h text:style-name="P28" text:outline-level="1"><text:bookmark-start text:name="__RefHeading___Toc271_3877922839"/><text:soft-page-break/>Refresh axes list<text:bookmark-end text:name="__RefHeading___Toc271_3877922839"/></text:h>
      <text:p text:style-name="P15"><text:span text:style-name="T58">The search of available axes starts from the app stored in </text:span><text:span text:style-name="Source_20_Text"><text:span text:style-name="T58">app.parentApp</text:span></text:span><text:span text:style-name="T58">. But it also explore all </text:span><text:span text:style-name="T59">its ancestors/descendants</text:span><text:span text:style-name="T58"> (i.e. all the apps </text:span><text:span text:style-name="T59">whose handle is stored as a property). The function </text:span><text:span text:style-name="Source_20_Text"><text:span text:style-name="T59">lookForAxes</text:span></text:span><text:span text:style-name="T59"> does all the job. </text:span><text:span text:style-name="T60">More details coming soon...</text:span></text:p>
      <text:h text:style-name="P29" text:outline-level="1"><text:bookmark-start text:name="__RefHeading___Toc202_912243092"/><text:span text:style-name="T18">Z-</text:span><text:span text:style-name="T4">a</text:span><text:span text:style-name="T18">xes profiles</text:span><text:bookmark-end text:name="__RefHeading___Toc202_912243092"/></text:h>
      <text:p text:style-name="P17"><text:span text:style-name="T18">Z-axes profiles of 3</text:span><text:span text:style-name="T74">D</text:span><text:span text:style-name="T18"> </text:span><text:span text:style-name="T74">or 4D</text:span><text:span text:style-name="T18"> stacks/time-series can be </text:span><text:span text:style-name="T74">computed and </text:span><text:span text:style-name="T18">plotted by the function </text:span><text:span text:style-name="Source_20_Text"><text:span text:style-name="T18">zProfile(app,ROI,ev)</text:span></text:span><text:span text:style-name="T18">. ROI and ev are </text:span><text:span text:style-name="T19">optional arguments (see below). </text:span></text:p>
      <text:h text:style-name="P35" text:outline-level="2"><text:bookmark-start text:name="__RefHeading___Toc204_912243092"/>Source matrix<text:bookmark-end text:name="__RefHeading___Toc204_912243092"/></text:h>
      <text:p text:style-name="P14"><text:span text:style-name="T19">The multi-dimensional stack of which the z-axis profile will be calculated has to be stored in the ‘UserData’ property of the ROI parent axes. ‘UserData’ must contain a structure named ‘pointers’ with fields ‘data’ and ‘x’. Data </text:span><text:span text:style-name="T50">must</text:span><text:span text:style-name="T19"> contain a pointer to a multi-dimensional source matrix, while x </text:span><text:span text:style-name="T50">must</text:span><text:span text:style-name="T19"> contain a pointer to a vector of values of the z-axis (i.e. times for a movie, depths for a 3D stack…). Pointers are created using the MATLAB function </text:span><text:span text:style-name="Source_20_Text"><text:span text:style-name="T26">libpointer(DataType,Value)</text:span></text:span><text:span text:style-name="T20"> indicating </text:span><text:span text:style-name="Source_20_Text"><text:span text:style-name="T26">‘MALTAB array’</text:span></text:span><text:span text:style-name="T20"> as DataType. </text:span><text:span text:style-name="T21">Thanks to the listener stored into </text:span><text:span text:style-name="T22">UserData(</text:span><text:span text:style-name="T23">3</text:span><text:span text:style-name="T22">) </text:span><text:span text:style-name="T21">of the ROI object, the function </text:span><text:span text:style-name="T24">zProfile </text:span><text:span text:style-name="T21">is called again to </text:span><text:span text:style-name="T25">dinalically </text:span><text:span text:style-name="T21">refresh the z-axis profile any time the source matrix changes. </text:span><text:span text:style-name="T25">The structure ‘pointers’ can eventually contain a third field ‘stimuli’ containing a pointer to the a vector that stores the timepoints of the administered stimuli.</text:span></text:p>
      <text:p text:style-name="P9"/>
      <text:h text:style-name="P36" text:outline-level="2"><text:bookmark-start text:name="__RefHeading___Toc206_912243092"/>Isolation of points belonging to the ROI<text:bookmark-end text:name="__RefHeading___Toc206_912243092"/></text:h>
      <text:p text:style-name="P22"><text:span text:style-name="T51">Th</text:span><text:span text:style-name="T52">is function is built for dealing with 4D source matrices of dimensions</text:span><text:span text:style-name="T51"> </text:span><text:span text:style-name="T52">y</text:span><text:span text:style-name="T51">*</text:span><text:span text:style-name="T52">x</text:span><text:span text:style-name="T51">*</text:span><text:span text:style-name="T52">channels</text:span><text:span text:style-name="T51">*</text:span><text:span text:style-name="T52">z (z can be anything: time for a movie, depth for a 3D stack, frequency for power spectral densities, lag for cross-correlations and so on)</text:span><text:span text:style-name="T51">. </text:span><text:span text:style-name="T52">So, this </text:span><text:span text:style-name="T51">function checks the source matrix dimensions: </text:span><text:span text:style-name="T52">if it has 3 dimensions (single-channel source) they are interpreted as y*x*z, and it is reshaped into a y*x*1*z matrix. </text:span><text:span text:style-name="T28">T</text:span><text:span text:style-name="T50">hen, t</text:span><text:span text:style-name="T28">o retrieve the points of an image that belongs to a ROI, the</text:span><text:span text:style-name="T27"> function getSelectedPixels(</text:span><text:span text:style-name="T28">image,roi</text:span><text:span text:style-name="T27">) </text:span><text:span text:style-name="T28">is called, where image is the image displayed in the ROI parent Axes and roi is the ROI object. A linear array of logicals is returned. </text:span><text:span text:style-name="T55">This array applies to </text:span><text:span text:style-name="T56">every frame and channel and so it is repeated nCh*nZ times, where nCh is the number of channels and nZ is the length of the z dimension. The function applies the so obtained logical array to the source matrix and reshapes the output to obtain an nSelPxls*channels*z matrix, where nSelPxls is the number of pixels selected by the ROI in a single frame. Finally, the mean is calculated over the selected-pixels dimensio</text:span><text:span text:style-name="T57">n, resulting in the </text:span><text:span text:style-name="Source_20_Text"><text:span text:style-name="T57">lines2plot</text:span></text:span><text:span text:style-name="T57"> matrix of dimensions nZ*nCh. Lines2plot contains the ordinates of the lines plotted in </text:span><text:span text:style-name="Source_20_Text"><text:span text:style-name="T61">app.</text:span></text:span><text:span text:style-name="Source_20_Text"><text:span text:style-name="T57">zProfileAxes</text:span></text:span><text:span text:style-name="T57">. The ordinates </text:span><text:soft-page-break/><text:span text:style-name="T57">are obtained from the relative pointer (see above). If a vector with stimulation timepoints is available, vertical lines are plotted in correspondence to them.</text:span></text:p>
      <text:p text:style-name="P11"/>
      <text:h text:style-name="P27" text:outline-level="1"><text:bookmark-start text:name="__RefHeading___Toc241_3877922839"/>Multi-measure<text:bookmark-end text:name="__RefHeading___Toc241_3877922839"/></text:h>
      <text:p text:style-name="P50">More details coming soon…</text:p>
      <text:p text:style-name="P50"/>
      <text:h text:style-name="P30" text:outline-level="1"><text:bookmark-start text:name="__RefHeading___Toc725_735454055"/>How to design compatible Apps<text:bookmark-end text:name="__RefHeading___Toc725_735454055"/></text:h>
      <text:p text:style-name="P16">There are few and simple requirements for making your App compatible with ROImanager. Here is a list of them:</text:p>
      <text:list xml:id="list1432543924" text:style-name="L5">
        <text:list-item>
          <text:p text:style-name="P51"><text:span text:style-name="T69">The </text:span><text:span text:style-name="T33">name of your app</text:span><text:span text:style-name="T69"> must end in ‘_App’ (e.g: if you want to name your app “myApp.</text:span><text:span text:style-name="T70">mlapp</text:span><text:span text:style-name="T69">”, name it “myApp_App.</text:span><text:span text:style-name="T70">mlapp</text:span><text:span text:style-name="T69">” instead). This is mandatory </text:span><text:span text:style-name="T70">for allowing</text:span><text:span text:style-name="T69"> </text:span><text:span text:style-name="T70">ROImanager to deal with “connected” apps.</text:span></text:p>
        </text:list-item>
        <text:list-item>
          <text:p text:style-name="P52">All the <text:span text:style-name="T31">axes</text:span> of your app must have a <text:span text:style-name="T31">unique tag</text:span>.</text:p>
        </text:list-item>
        <text:list-item>
          <text:p text:style-name="P53"><text:span text:style-name="T71">If you want to use the z-axis profile or the multiframe measure features, you must </text:span><text:span text:style-name="T34">associate the multidimensional stack</text:span><text:span text:style-name="T71"> you want to investigate (your movie or z-stack) to the image you plot. This is done by setting the UserData property of your image parent axes properly. More in detail, you have to build a structure called </text:span><text:span text:style-name="Source_20_Text"><text:span text:style-name="T71">pointers</text:span></text:span><text:span text:style-name="T71"> with fields </text:span><text:span text:style-name="Source_20_Text"><text:span text:style-name="T71">data</text:span></text:span><text:span text:style-name="T71"> and </text:span><text:span text:style-name="Source_20_Text"><text:span text:style-name="T71">x, </text:span></text:span><text:span text:style-name="T71">which must store a pointer to a 3D (x*y*z) or 4D (x*y*channel*z) matrix and a pointer to the time/space vector for the z dimension. </text:span><text:span text:style-name="T11">An example follows: let’s say that app.myMovie is a 3D movie <text:s/>and app.t is its relative time vector; you want to plot a frame of the movie into the axes called app.myAxes and you want to be able to inspect the z-axes profile of a ROIs drawn in app.myAxes using ROImanager. Do the following:</text:span></text:p>
          <text:list>
            <text:list-item>
              <text:p text:style-name="P54"><text:span text:style-name="T6">Create the pointers structure: </text:span><text:line-break/><text:tab/><text:span text:style-name="T9">pointers.data = libpointer(</text:span><text:span text:style-name="T72">'MATLAB array'</text:span><text:span text:style-name="T9">, app.myMovie);</text:span></text:p>
              <text:list>
                <text:list-header>
                  <text:p text:style-name="P55"><text:span text:style-name="T9">pointers.x = libpointer(</text:span><text:span text:style-name="T72">'MATLAB array'</text:span><text:span text:style-name="T9">,t);</text:span></text:p>
                </text:list-header>
              </text:list>
            </text:list-item>
            <text:list-item>
              <text:p text:style-name="P56"><text:span text:style-name="T12">Plot the image:</text:span><text:span text:style-name="T73"><text:line-break/><text:tab/></text:span><text:span text:style-name="T9">cla(</text:span><text:span text:style-name="T10">app.myAxes</text:span><text:span text:style-name="T9">)</text:span></text:p>
              <text:list>
                <text:list-header>
                  <text:p text:style-name="P43"><text:span text:style-name="T9">imagesc(</text:span><text:span text:style-name="T10">app.myAxes</text:span><text:span text:style-name="T9">,</text:span><text:span text:style-name="T10">app.myMovie(:,:,myFrame))</text:span></text:p>
                </text:list-header>
              </text:list>
              <text:p text:style-name="P44"/>
            </text:list-item>
            <text:list-item>
              <text:p text:style-name="P57">Set the axes UserData:</text:p>
              <text:list>
                <text:list-header>
                  <text:p text:style-name="P45">app.myAxes.UserData = pointers;</text:p>
                </text:list-header>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_20_indent" style:default-outline-level="3" style:class="text" style:master-page-name="">
      <style:paragraph-properties fo:margin-left="0.499cm" fo:margin-right="0cm" fo:margin-top="0.247cm" fo:margin-bottom="0.212cm" loext:contextual-spacing="false" fo:text-indent="0cm" style:auto-text-indent="false" style:page-number="auto"/>
      <style:text-properties fo:font-size="101%" fo:font-weight="bold" style:font-size-asian="101%" style:font-weight-asian="bold" style:font-size-complex="101%"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itle>ROImanager User Guide</text:title></text:p>
      </style:header>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2:49:56.192000000</meta:creation-date>
    <dc:date>2020-06-25T18:30:04.089000000</dc:date>
    <meta:editing-duration>PT10H50M39S</meta:editing-duration>
    <meta:editing-cycles>29</meta:editing-cycles>
    <meta:generator>LibreOffice/6.4.4.2$Windows_X86_64 LibreOffice_project/3d775be2011f3886db32dfd395a6a6d1ca2630ff</meta:generator>
    <dc:title>ROImanager User Guide</dc:title>
    <meta:document-statistic meta:table-count="0" meta:image-count="0" meta:object-count="0" meta:page-count="7" meta:paragraph-count="82" meta:word-count="1724" meta:character-count="10418" meta:non-whitespace-character-count="8785"/>
  </office:meta>
</office:document-meta>
</file>